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LAB – 1</text:p>
      <text:p text:style-name="P2"/>
      <text:p text:style-name="P3">Question – 1</text:p>
      <text:p text:style-name="Normal"><draw:frame draw:style-name="a0" draw:name="Picture 1524008853" text:anchor-type="as-char" svg:x="0in" svg:y="0in" svg:width="6.10502in" svg:height="1.16683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Picture 65132120" text:anchor-type="as-char" svg:x="0in" svg:y="0in" svg:width="6.5in" svg:height="1.28125in" style:rel-width="scale" style:rel-height="scale"><draw:image xlink:href="media/image2.png" xlink:type="simple" xlink:show="embed" xlink:actuate="onLoad"/><svg:title/><svg:desc/></draw:frame></text:p>
      <text:p text:style-name="P4">Question - 2</text:p>
      <text:p text:style-name="Normal"><draw:frame draw:style-name="a2" draw:name="Picture 1240439856" text:anchor-type="as-char" svg:x="0in" svg:y="0in" svg:width="2.80247in" svg:height="4.30268in" style:rel-width="scale" style:rel-height="scale"><draw:image xlink:href="media/image3.png" xlink:type="simple" xlink:show="embed" xlink:actuate="onLoad"/><svg:title/><svg:desc/></draw:frame></text:p>
      <text:p text:style-name="P5"/>
      <text:p text:style-name="P6"/>
      <text:p text:style-name="P7">Question – 3</text:p>
      <text:p text:style-name="P8"/>
      <text:p text:style-name="Normal"><draw:frame draw:style-name="a3" draw:name="Picture 1954448519" text:anchor-type="as-char" svg:x="0in" svg:y="0in" svg:width="6.44881in" svg:height="4.38603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<draw:frame draw:style-name="a4" draw:name="Picture 270559213" text:anchor-type="as-char" svg:x="0in" svg:y="0in" svg:width="6.17795in" svg:height="4.64648in" style:rel-width="scale" style:rel-height="scale"><draw:image xlink:href="media/image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ehreemirfankhatti@gmail.com</meta:initial-creator>
    <dc:creator>tehreemirfankhatti@gmail.com</dc:creator>
    <meta:creation-date>2024-10-27T11:59:00Z</meta:creation-date>
    <dc:date>2024-10-27T11:59:00Z</dc:date>
    <meta:template xlink:href="Normal.dotm" xlink:type="simple"/>
    <meta:editing-cycles>1</meta:editing-cycles>
    <meta:editing-duration>PT0S</meta:editing-duration>
    <meta:document-statistic meta:page-count="1" meta:paragraph-count="1" meta:word-count="9" meta:character-count="61" meta:row-count="1" meta:non-whitespace-character-count="53"/>
  </office:meta>
</office:document-meta>
</file>